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44d5" officeooo:paragraph-rsid="001d44d5"/>
    </style:style>
    <style:style style:name="P2" style:family="paragraph" style:parent-style-name="Standard">
      <style:text-properties officeooo:rsid="001d44d5" officeooo:paragraph-rsid="0039def8"/>
    </style:style>
    <style:style style:name="P3" style:family="paragraph" style:parent-style-name="Standard">
      <style:text-properties officeooo:rsid="001d44d5" officeooo:paragraph-rsid="004cc719"/>
    </style:style>
    <style:style style:name="P4" style:family="paragraph" style:parent-style-name="Standard">
      <style:text-properties officeooo:rsid="00206bfd" officeooo:paragraph-rsid="004cc719"/>
    </style:style>
    <style:style style:name="P5" style:family="paragraph" style:parent-style-name="Standard">
      <style:text-properties officeooo:rsid="00206bfd" officeooo:paragraph-rsid="0039def8"/>
    </style:style>
    <style:style style:name="P6" style:family="paragraph" style:parent-style-name="Standard">
      <style:text-properties officeooo:rsid="00206bfd" officeooo:paragraph-rsid="002ee86c"/>
    </style:style>
    <style:style style:name="P7" style:family="paragraph" style:parent-style-name="Standard">
      <style:text-properties officeooo:rsid="002a0489" officeooo:paragraph-rsid="002a0489"/>
    </style:style>
    <style:style style:name="P8" style:family="paragraph" style:parent-style-name="Standard">
      <style:text-properties officeooo:rsid="0055fcbb" officeooo:paragraph-rsid="007476ea"/>
    </style:style>
    <style:style style:name="P9" style:family="paragraph" style:parent-style-name="Standard">
      <style:paragraph-properties fo:break-before="page"/>
      <style:text-properties officeooo:rsid="0055fcbb" officeooo:paragraph-rsid="007476ea"/>
    </style:style>
    <style:style style:name="T1" style:family="text">
      <style:text-properties officeooo:rsid="00206bfd"/>
    </style:style>
    <style:style style:name="T2" style:family="text">
      <style:text-properties officeooo:rsid="002dc829"/>
    </style:style>
    <style:style style:name="T3" style:family="text">
      <style:text-properties officeooo:rsid="00583e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in Name ist Roger Waldvogel und ich <text:span text:style-name="T1">habe ein soziales Netzwerk entwickelt welches sich dem Thema bewusster Leben widmet. Wir leben in einer Zeit in der sich vieles im Wandel befindet. Durch die rasante Entwicklung der Technologie wird plötzlich einiges Möglich das vor noch nicht allzu langer Zeit utopisch erschien. Doch meiner Meinung nach vollzieht sich nicht nur ein technologischer Wandel. Viele Menschen spüren das nachhaltigere, friedlichere und gerechtere Formen des Zusammenlebens möglich sind. Das eine Weiterentwicklung des Menschlichen Geistes nötig ist damit wir die ewigen Themen wie Machtmissbrauch, Gewalt und Unterdrückung hinter uns lassen. Aus der Idee diese gesellschaftliche und persönliche Reifung zu unterstützen ist Elyoos entstanden. Meine Erfahrung ist seit ich mich mit diesem Thema auseinandersetzte, dass viele Ideen und Lösungsansätze bereits existieren doch ist dieses Wissen meist verzettelt und schwierig zu finden. Zudem ist es oft nicht einfach Menschen kennen zu lernen die sich genauso für dieses Thema interessieren. Eines der Ziele dieser Plattform ist es diese konstruktive Bewegung zusammen zu führen. Damit wir unser Wissen teilen können und von einander profitieren. Denn das ist etwas das mein Leben ungemein bereicherte. Die Empfehlungen und das Wissen Anderer. Zum Beispiel welche Bücher sie gelesen haben, welche Kurse sie besuchten oder wenn sie ihre Lebenserfahrung weitergaben. </text:span></text:p>
      <text:p text:style-name="P3"/>
      <text:p text:style-name="P4">Dazu braucht es ein modernes soziales Netzwerk das nicht nach kommerziellem Gewinn strebt und einem die Lösungen des meist bietenden präsentiert. Aus diesem Grund wird Elyoos auch in Zukunft durch Spenden finanziert werden. Ein weitere Vorteil gegenüber einer bestehenden Plattform wie Facebook ist, das die relevanten Informationen bezüglich diesem Thema nicht in der Flut von Beiträgen, was ich am Morgen gegessen habe, untergehen. </text:p>
      <text:p text:style-name="P2"/>
      <text:p text:style-name="P5">Es soll zu einer Plattform werden welche die Achtsamkeit für sich selber und die Umgebung fördert. Wo es durch das Teilen von Erfahrungen möglich wird von Andere zu profitieren um als Mensch weiter zu wachsen. Um neue Leute kennen zu lernen Die sich wie Du für ein achtsamer es Leben interessieren. </text:p>
      <text:p text:style-name="P6"/>
      <text:p text:style-name="P1"/>
      <text:p text:style-name="P1"/>
      <text:p text:style-name="P7">Achtsamkeit, <text:span text:style-name="T2">Austausch von Informationen, Ideenfindung, wachsen der eigenen Persönlichkeit, ohne Werbung, Stiftung, Nachhaltige Lebensweise</text:span></text:p>
      <text:p text:style-name="P7"/>
      <text:p text:style-name="P9">Mein Name ist Roger Waldvogel und ich habe ein soziales Netzwerk entwickelt welches sich <text:span text:style-name="T3">mit der Frage</text:span> beschäftigt, was können wir tun um unsere Welt zum positiven zu verändern. Es geht mir darum eine Plattform zu schaffen die es erlaubt Ideen auszutauschen <text:span text:style-name="T3">und nachhaltige Lösungen für aktuelle Probleme zu finden. Ein weiterer wichtiger Aspekt dieses Projektes ist es eine Plattform für die persönliche Weiterentwicklung bereitzustellen. Den meiner Meinung nach führt kein Weg daran vorbei das wir bereit sind uns zu verändern wenn wir in einer friedlicheren und gerechteren Welt leben wollen. Zudem kann ich aus eigener Erfahrung bestätigen das das Leben um einiges Lebenswerter wird wenn man sich ernsthaft mit seiner eigenen Person auseinandersetzt. Ich litt früher oft unter Depressionen und fragte mich was ich hier soll. Ist das streben nach immer mehr Materiellem das Einzige was uns das Leben zu bieten hat? Das erfüllen der Erwartungen Anderer der Sinn des Lebens? Oft fühlte ich mich wie ein Getriebener der nicht weiss wonach er eigentlich sucht. Erst vor einigen Jahren stellte ich mich diesen Fragen ernsthaft. Ich erkannte mit der Zeit, dass die Lösung meiner Probleme nicht darin bestand ständig mit dem Finger auf Andere zu zeigen. Das es eine Veränderung meines eigenen Verhaltens brauchte. Bei diesem Prozess, der auch heute noch weitergeht, lernte ich viel Neues kennen das mein Leben unglaublich bereicherte. Zum Beispiel verhalfen mir Meditieren oder Yoga zu einem ganz neuen Lebensgefühl. Plötzlich verschwanden zum Teil auch gesundheitliche Probleme die mich schon seit längerer Zeit quälten. Viele wertvolle Tipps erhielt ich immer wieder durch Gespräche mit Menschen die sich genauso für dieses Thema interessieren. Es ist einfach unglaublich was es alles gibt. Doch diese Vielfalt macht es einem manchmal auch schwierig das Passende zu finden. Und genau bei diesem Punkt soll Elyoos helfen. Durch diese Plattform sollen alle Leute vernetzt werden die eine positive Veränderung der Gesellschaft anstreben. Es soll ein Ort werden wo es möglich ist sich auszutauschen um gemeinsam zu wachsen. Wo durch Empfehlungen von Leuten die man kennt oder denen man vertraut die Informationen gefunden werden die wirklich weiterhelfen und nützlich sind. </text:span></text:p>
      <text:p text:style-name="P8"/>
      <text:p text:style-name="P8"><text:span text:style-name="T3">Man könnte jetzt sagen weshalb nicht ein bestehendes Netzwerk verwenden wie Facebook oder Google+. Doch meiner Meinung sind diese Plattformen nur eingeschränkt geeignet für dieses Thema. Erstens gehen die relevanten Informationen in der Flut von sehr informativen Beiträgen wie was jemand heute zum Frühstück gegessen hat unter. Zweitens sehe ich Werbung als äusserst störend auf einer solcher Plattfor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09:04:18.759000000</meta:creation-date>
    <meta:generator>LibreOffice/5.1.4.2$Windows_x86 LibreOffice_project/f99d75f39f1c57ebdd7ffc5f42867c12031db97a</meta:generator>
    <dc:date>2016-08-21T17:06:55.838000000</dc:date>
    <meta:editing-duration>PT14H50M32S</meta:editing-duration>
    <meta:editing-cycles>47</meta:editing-cycles>
    <meta:document-statistic meta:table-count="0" meta:image-count="0" meta:object-count="0" meta:page-count="2" meta:paragraph-count="6" meta:word-count="741" meta:character-count="4975" meta:non-whitespace-character-count="4235"/>
  </office:meta>
</office:document-meta>
</file>